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style:text-position="0% 100%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3 <text:span text:style-name="T1">Projekt</text:span></text:p>
      <text:p text:style-name="P3"/>
      <text:p text:style-name="Standard">Basisprojekt ist Sharing-Example von Microsoft</text:p>
      <text:p text:style-name="P4">https://docs.microsoft.com/en-us/windows/mixed-reality/holograms-240</text:p>
      <text:h text:style-name="Heading_20_1" text:outline-level="1">Meilenstein</text:h>
      <text:list xml:id="list7645670319719055827" text:style-name="L3">
        <text:list-item>
          <text:list>
            <text:list-item>
              <text:p text:style-name="P5">Placement of Cubes via Gestures</text:p>
              <text:p text:style-name="P5">Implement Active User</text:p>
            </text:list-item>
          </text:list>
        </text:list-item>
      </text:list>
      <text:list xml:id="list4984160120948061959" text:style-name="L4">
        <text:list-item>
          <text:list>
            <text:list-item>
              <text:p text:style-name="P6">Hologram-Collection needs "Hologram-Placement"</text:p>
              <text:list>
                <text:list-item>
                  <text:p text:style-name="P6">Receive Messages from all Users</text:p>
                </text:list-item>
                <text:list-item>
                  <text:p text:style-name="P6">receive number of players</text:p>
                </text:list-item>
                <text:list-item>
                  <text:p text:style-name="P6">process incoming position of networked Object</text:p>
                  <text:list>
                    <text:list-item>
                      <text:p text:style-name="P6">"NetworkInMessage"</text:p>
                    </text:list-item>
                  </text:list>
                </text:list-item>
              </text:list>
            </text:list-item>
            <text:list-item>
              <text:p text:style-name="P6">Hologram-Collection needs "ImportExportAnchorManager"</text:p>
              <text:list>
                <text:list-item>
                  <text:p text:style-name="P6">Initialize Anchors (WorldAnchor)</text:p>
                </text:list-item>
                <text:list-item>
                  <text:p text:style-name="P6">Create Room for all Users</text:p>
                </text:list-item>
                <text:list-item>
                  <text:p text:style-name="P6">Export Anchor to other Users roomManager.UploadAnchor</text:p>
                </text:list-item>
                <text:list-item>
                  <text:p text:style-name="P6">Import Anchor with WorldAnchorBatch.ImportAsync </text:p>
                </text:list-item>
              </text:list>
            </text:list-item>
            <text:list-item>
              <text:p text:style-name="P6">"Gesture-Manager"-Prefab</text:p>
            </text:list-item>
            <text:list-item>
              <text:p text:style-name="P6">"Gaze-Manager" -Prefab</text:p>
            </text:list-item>
            <text:list-item>
              <text:p text:style-name="P6">"Sharing" -Prefab</text:p>
            </text:list-item>
            <text:list-item>
              <text:p text:style-name="P6">Hologram-Collection needs "AppStateManager"</text:p>
            </text:list-item>
          </text:list>
        </text:list-item>
      </text:list>
      <text:list xml:id="list37495108" text:continue-list="list7645670319719055827" text:style-name="L3">
        <text:list-item>
          <text:list>
            <text:list-item>
              <text:p text:style-name="P5">Bei Platzierung Anchor auf Position setzen</text:p>
            </text:list-item>
            <text:list-item>
              <text:p text:style-name="P5">Anchor übertragen und empfangen</text:p>
            </text:list-item>
            <text:list-item>
              <text:p text:style-name="P5">Anchor setzen</text:p>
            </text:list-item>
          </text:list>
        </text:list-item>
      </text:list>
      <text:h text:style-name="Heading_20_1" text:outline-level="1">Meilenstein: Übertragung User-Position</text:h>
      <text:list xml:id="list6057402039833126043" text:style-name="L5">
        <text:list-item>
          <text:p text:style-name="P7">Auslesen bei Aktiven User und Senden</text:p>
        </text:list-item>
        <text:list-item>
          <text:p text:style-name="P7">Einlesen und Visualisierung bei distant User</text:p>
        </text:list-item>
      </text:list>
      <text:h text:style-name="Heading_20_1" text:outline-level="1">Definition eigener Nachrichten</text:h>
      <text:list xml:id="list8788490003696232211" text:style-name="L1">
        <text:list-item text:start-value="1">
          <text:p text:style-name="P1">Prism by Object Theory</text:p>
          <text:list>
            <text:list-header>
              <text:p text:style-name="P1">https://www.microsoft.com/en-us/store/p/prism-by-object-theory/9pjlwd0ls4w8#</text:p>
            </text:list-header>
          </text:list>
        </text:list-item>
        <text:list-item>
          <text:p text:style-name="P1">Sharing Examples von Microsoft<text:tab/></text:p>
        </text:list-item>
      </text:list>
      <text:h text:style-name="Heading_20_1" text:outline-level="1"><text:soft-page-break/>zusätzliche Features</text:h>
      <text:list xml:id="list5664737332553108533" text:style-name="L2">
        <text:list-item>
          <text:p text:style-name="P2">Übertragung von Audiodaten</text:p>
        </text:list-item>
      </text:list>
      <text:h text:style-name="Heading_20_1" text:outline-level="1">Grundstruktur aufbauen</text:h>
      <text:p text:style-name="Text_20_body">[T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0M27S</meta:editing-duration>
    <meta:editing-cycles>10</meta:editing-cycles>
    <meta:generator>OpenOffice/4.1.5$Win32 OpenOffice.org_project/415m1$Build-9789</meta:generator>
    <dc:date>2018-04-12T17:30:32.51</dc:date>
    <meta:document-statistic meta:table-count="0" meta:image-count="0" meta:object-count="0" meta:page-count="2" meta:paragraph-count="34" meta:word-count="141" meta:character-count="1147"/>
    <meta:user-defined meta:name="Info 1"/>
    <meta:user-defined meta:name="Info 2"/>
    <meta:user-defined meta:name="Info 3"/>
    <meta:user-defined meta:name="Info 4"/>
  </office:meta>
</office:document-meta>
</file>